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53dd40"/>
    </style:style>
    <style:style style:name="P11" style:family="paragraph" style:parent-style-name="Standard">
      <style:paragraph-properties fo:text-align="justify" style:justify-single-word="false"/>
      <style:text-properties officeooo:paragraph-rsid="0053dd40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fo:font-weight="bold" officeooo:paragraph-rsid="0053dd40" style:font-size-asian="12pt" style:font-weight-asian="bold" style:font-size-complex="12pt" style:font-weight-complex="bold"/>
    </style:style>
    <style:style style:name="P1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4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15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style:font-name="Consolas" fo:font-size="11pt" officeooo:paragraph-rsid="00557182" style:font-size-asian="11pt" style:font-size-complex="11pt"/>
    </style:style>
    <style:style style:name="P16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/>
      <style:text-properties style:font-name="Consolas" fo:font-size="11pt" officeooo:paragraph-rsid="00557182" style:font-size-asian="11pt" style:font-size-complex="11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1da605" officeooo:paragraph-rsid="0053dd40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3dd40" officeooo:paragraph-rsid="0053dd4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0398in" fo:margin-bottom="0.0398in" loext:contextual-spacing="false" fo:line-height="115%"/>
      <style:text-properties style:font-name="Consolas" fo:font-size="11pt" officeooo:paragraph-rsid="0025e643" style:font-size-asian="11pt" style:font-size-complex="11pt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 style:list-style-name="WWNum3"/>
    <style:style style:name="P28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  <style:text-properties officeooo:paragraph-rsid="0053dd40"/>
    </style:style>
    <style:style style:name="P29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  <style:text-properties officeooo:paragraph-rsid="0053dd40"/>
    </style:style>
    <style:style style:name="P30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  <style:text-properties officeooo:paragraph-rsid="0053dd40"/>
    </style:style>
    <style:style style:name="P31" style:family="paragraph" style:parent-style-name="Standard">
      <style:paragraph-properties fo:margin-top="0.0398in" fo:margin-bottom="0.0398in" loext:contextual-spacing="false" fo:line-height="115%"/>
      <style:text-properties style:font-name="Consolas" fo:font-size="11pt" officeooo:paragraph-rsid="0025e643" style:font-size-asian="11pt" style:font-size-complex="11pt"/>
    </style:style>
    <style:style style:name="P32" style:family="paragraph">
      <style:paragraph-properties fo:margin-left="0in" fo:margin-right="0in" fo:margin-top="0in" fo:margin-bottom="0in" fo:line-height="100%" fo:text-align="center" fo:text-indent="0in"/>
    </style:style>
    <style:style style:name="P3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Palatino Linotype" fo:font-size="12.5pt" fo:font-style="normal" fo:text-shadow="none" style:text-underline-style="none" fo:font-weight="normal" style:letter-kerning="true" style:font-name-asian="Noto Sans CJK SC" style:font-size-asian="12.5pt" style:font-style-asian="normal" style:font-weight-asian="normal" style:font-name-complex="Palatino Linotype" style:font-size-complex="12.5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align="justify" fo:text-indent="0in"/>
    </style:style>
    <style:style style:name="P37" style:family="paragraph">
      <loext:graphic-properties draw:fill="solid" draw:fill-color="#729fcf"/>
      <style:paragraph-properties fo:margin-left="0in" fo:margin-right="0in" fo:margin-top="0in" fo:margin-bottom="0in" fo:line-height="100%" fo:text-align="justify" fo:text-indent="0in"/>
      <style:text-properties fo:font-variant="normal" fo:text-transform="none" style:use-window-font-color="true" style:text-outline="false" style:text-line-through-style="none" style:text-line-through-type="none" style:font-name="Palatino Linotype" fo:font-size="12.5pt" fo:font-style="normal" fo:text-shadow="none" style:text-underline-style="none" fo:font-weight="normal" style:letter-kerning="true" style:font-name-asian="Noto Sans CJK SC" style:font-size-asian="12.5pt" style:font-style-asian="normal" style:font-weight-asian="normal" style:font-name-complex="Palatino Linotype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size-complex="14pt" style:font-weight-complex="normal"/>
    </style:style>
    <style:style style:name="T3" style:family="text">
      <style:text-properties fo:text-transform="uppercase" officeooo:rsid="004a39bd" style:font-size-complex="14pt" style:font-weight-complex="normal"/>
    </style:style>
    <style:style style:name="T4" style:family="text">
      <style:text-properties fo:text-transform="uppercase" officeooo:rsid="00556f04" style:font-size-complex="14pt" style:font-weight-complex="normal"/>
    </style:style>
    <style:style style:name="T5" style:family="text">
      <style:text-properties fo:text-transform="uppercase" style:font-name="Times New Roman1" fo:font-size="14pt" fo:language="en" fo:country="US" officeooo:rsid="0025e643" style:font-size-asian="14pt" style:font-size-complex="14pt" style:font-weight-complex="normal"/>
    </style:style>
    <style:style style:name="T6" style:family="text">
      <style:text-properties fo:text-transform="uppercase" style:font-name="Times New Roman1" fo:font-size="14pt" fo:language="en" fo:country="US" officeooo:rsid="00557182" style:font-size-asian="14pt" style:font-size-complex="14pt" style:font-weight-complex="normal"/>
    </style:style>
    <style:style style:name="T7" style:family="text">
      <style:text-properties fo:text-transform="uppercase" style:font-name="Consolas" fo:font-size="10pt" fo:language="en" fo:country="US" officeooo:rsid="0025e643" style:font-size-asian="10pt" style:font-size-complex="10pt" style:font-weight-complex="normal"/>
    </style:style>
    <style:style style:name="T8" style:family="text">
      <style:text-properties fo:text-transform="uppercase" fo:font-size="10pt" fo:language="en" fo:country="US" officeooo:rsid="0025e643" style:font-size-asian="10pt" style:font-size-complex="10pt" style:font-weight-complex="normal"/>
    </style:style>
    <style:style style:name="T9" style:family="text">
      <style:text-properties fo:font-variant="normal" fo:text-transform="none" fo:font-size="14pt" style:font-size-asian="14pt" style:font-size-complex="14pt"/>
    </style:style>
    <style:style style:name="T10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1" style:family="text">
      <style:text-properties officeooo:rsid="0023cd11"/>
    </style:style>
    <style:style style:name="T12" style:family="text">
      <style:text-properties officeooo:rsid="0041c814"/>
    </style:style>
    <style:style style:name="T13" style:family="text">
      <style:text-properties officeooo:rsid="0053dd40"/>
    </style:style>
    <style:style style:name="T14" style:family="text">
      <style:text-properties officeooo:rsid="0054ebfa"/>
    </style:style>
    <style:style style:name="T15" style:family="text">
      <style:text-properties officeooo:rsid="00557182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Palatino Linotype" fo:font-size="12.5pt" fo:font-style="normal" fo:text-shadow="none" style:text-underline-style="none" fo:font-weight="normal" style:letter-kerning="true" style:font-name-asian="Noto Sans CJK SC" style:font-size-asian="12.5pt" style:font-style-asian="normal" style:font-weight-asian="normal" style:font-name-complex="Palatino Linotype" style:font-size-complex="12.5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583in" fo:min-width="1.4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1744in" fo:min-width="1.74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2346in" fo:min-width="1.74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563in" fo:min-width="0.4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563in" fo:min-width="0.48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772in" fo:min-width="0.8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dash" draw:stroke-dash="Fine_20_Dashe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82in" fo:min-width="0.95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618in" fo:min-width="0.4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744in" fo:min-width="0.04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744in" fo:min-width="0.04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Small_20_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dash" draw:stroke-dash="Fine_20_Dashe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835in" fo:min-width="1.7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draw:stroke-dash="Fine_20_Dashe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165in" fo:min-width="0.99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20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3"><text:span text:style-name="Название_20_книги"><text:span text:style-name="T1">отчет</text:span></text:span></text:p>
      <text:p text:style-name="P9">по лабораторной работе №<text:span text:style-name="T12">1</text:span></text:p>
      <text:p text:style-name="P12">по дисциплине «ОБЪЕКТНО-ОРИЕНТИРОВАННОЕ ПРОГРАММИРОВАНИЕ»</text:p>
      <text:p text:style-name="P10"><text:span text:style-name="Название_20_книги"><text:span text:style-name="T9">Тема: </text:span></text:span><text:span text:style-name="Название_20_книги"><text:span text:style-name="T10"><text:s/>Создание классов, конструкторов классов, методов классов; наследование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/>
          </table:table-cell>
        </table:table-row>
      </table:table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12">20</text:span></text:p>
      <text:p text:style-name="P24">Цель работы.</text:p>
      <text:p text:style-name="P22">Изучить <text:span text:style-name="T13">методы создания классов, конструкторов классов, методов классов; наследования</text:span></text:p>
      <text:p text:style-name="P21"/>
      <text:p text:style-name="P17">Задание</text:p>
      <text:p text:style-name="P11">Разработать и реализовать набор классов:</text:p>
      <text:list xml:id="list136541981" text:style-name="WWNum8">
        <text:list-item>
          <text:p text:style-name="P28">Класс игрового поля</text:p>
        </text:list-item>
        <text:list-item>
          <text:p text:style-name="P28">Набор классов юнитов</text:p>
        </text:list-item>
      </text:list>
      <text:p text:style-name="P11">Игровое поле является контейнером для объектов представляющим прямоугольную сетку. Основные требования к классу игрового поля:</text:p>
      <text:list xml:id="list2199912467" text:style-name="WWNum4">
        <text:list-item>
          <text:p text:style-name="P29">Создание поля произвольного размера</text:p>
        </text:list-item>
        <text:list-item>
          <text:p text:style-name="P29">Контроль максимального количества объектов на поле</text:p>
        </text:list-item>
        <text:list-item>
          <text:p text:style-name="P29">Возможность добавления и удаления объектов на поле</text:p>
        </text:list-item>
        <text:list-item>
          <text:p text:style-name="P29">Возможность копирования поля (включая объекты на нем)</text:p>
        </text:list-item>
        <text:list-item>
          <text:p text:style-name="P29">Для хранения запрещается использовать контейнеры из stl</text:p>
        </text:list-item>
      </text:list>
      <text:p text:style-name="P11">Юнит является объектов, размещаемым на поля боя. Один юнит представляет собой отряд. Основные требования к классам юнитов:</text:p>
      <text:list xml:id="list3877714906" text:style-name="WWNum3">
        <text:list-item>
          <text:p text:style-name="P30">Все юниты должны иметь как минимум один общий интерфейс</text:p>
        </text:list-item>
        <text:list-item>
          <text:p text:style-name="P30">Реализованы 3 типа юнитов (например, пехота, лучники, конница)</text:p>
        </text:list-item>
        <text:list-item>
          <text:p text:style-name="P30">Реализованы 2 вида юнитов для каждого типа(например, для пехоты могут быть созданы мечники и копейщики)</text:p>
        </text:list-item>
        <text:list-item>
          <text:p text:style-name="P30">Юниты имеют характеристики, отражающие их основные атрибуты, такие как здоровье, броня, атака.</text:p>
        </text:list-item>
        <text:list-item>
          <text:p text:style-name="P27">Юнит имеет возможность перемещаться по карте</text:p>
        </text:list-item>
      </text:list>
      <text:p text:style-name="P18"/>
      <text:p text:style-name="P18">Реализация<text:tab/></text:p>
      <text:p text:style-name="P23">Базовым классом является игра (Game). Игра содержит в себе игровое поле Field, в ней так же реализуется игровая логика. Поле Field является контейнером для различных юнитов с базовым абстрактным классом GameObject, и позволяет совершать с ними базовые манипуляции — добавление, удаление перемещение. От абстрактного класса отнаследованы абстрактные типы юнитов, а от них сами юниты. В классах юнитов прописан каркас будущих механик игры, на месте которых на данный момент находятся заглушки.</text:p>
      <text:p text:style-name="P23">Для создания юнита используется паттерн «Фабрика», класс которого написан отдельно. В будующем он будет превращен в «Абстрактную фабрику»</text:p>
      <text:p text:style-name="P23">Были реализованы основные классы для игры: Игра, поле, абстрактный объект поля, от него отнаследованы абстрактные типы юнитов и сами юниты. Было реализовано взаимодействие между полем и юнитами на нем, написаны <text:soft-page-break/>основные механики, как то размещение и удаление юнитов, перемещение по полю. Были продуманы наперед основные момента всей игры ,а так же начерчена базовая схема взаимодействия классов в игре. Схема представлена в приложении А. <text:span text:style-name="T15">Демонстрационные примеры приедены в приложении Б</text:span></text:p>
      <text:p text:style-name="P19"/>
      <text:p text:style-name="P19">Выводы.</text:p>
      <text:p text:style-name="P21">В результате работы была <text:span text:style-name="T14">написана часть программы, </text:span>решающая поставленную задачу при использовании изученных теоретических материалов. Программа было протестирована, <text:span text:style-name="T11">результаты тестов удовлетворительны.</text:span></text:p>
      <text:p text:style-name="P14"><text:bookmark text:name="_GoBack"/><text:span text:style-name="Название_20_книги"><text:span text:style-name="T2">Приложение </text:span></text:span><text:span text:style-name="Название_20_книги"><text:span text:style-name="T3">А</text:span></text:span><text:span text:style-name="Название_20_книги"><text:span text:style-name="T2">(</text:span></text:span><text:span text:style-name="Название_20_книги"><text:span text:style-name="T4">Схема взаимодействия классов</text:span></text:span><text:span text:style-name="Название_20_книги"><text:span text:style-name="T2">)</text:span></text:span></text:p>
      <text:p text:style-name="P25"><draw:g text:anchor-type="paragraph" draw:z-index="0" draw:name="Фигура1" draw:style-name="gr1"><draw:custom-shape draw:style-name="gr2" draw:text-style-name="P33" xml:id="id2" draw:id="id2" svg:width="1.6669in" svg:height="0.7571in" svg:x="2.3311in" svg:y="0.2819in"><text:p text:style-name="P32"><text:span text:style-name="T16">Game</text:span></text:p><draw:enhanced-geometry svg:viewBox="0 0 21600 21600" draw:type="rectangle" draw:enhanced-path="M 0 0 L 21600 0 21600 21600 0 21600 0 0 Z N"/></draw:custom-shape><draw:custom-shape draw:style-name="gr3" draw:text-style-name="P33" xml:id="id1" draw:id="id1" svg:width="1.9398in" svg:height="1.2732in" svg:x="0.5728in" svg:y="1.6756in"><text:p text:style-name="P32"><text:span text:style-name="T16">GameObject</text:span></text:p><draw:enhanced-geometry svg:viewBox="0 0 21600 21600" draw:type="rectangle" draw:enhanced-path="M 0 0 L 21600 0 21600 21600 0 21600 0 0 Z N"/></draw:custom-shape><draw:custom-shape draw:style-name="gr4" draw:text-style-name="P33" xml:id="id3" draw:id="id3" svg:width="1.9398in" svg:height="1.3335in" svg:x="3.911in" svg:y="1.6154in"><text:p text:style-name="P32"><text:span text:style-name="T16">Field</text:span></text:p><draw:enhanced-geometry svg:viewBox="0 0 21600 21600" draw:type="rectangle" draw:enhanced-path="M 0 0 L 21600 0 21600 21600 0 21600 0 0 Z N"/></draw:custom-shape><draw:connector draw:style-name="gr5" draw:text-style-name="P34" draw:type="line" svg:x1="1.5421in" svg:y1="1.6756in" svg:x2="3.1642in" svg:y2="1.039in" draw:start-shape="id1" draw:start-glue-point="0" draw:end-shape="id2" draw:end-glue-point="2" svg:d="M3917 4256l4120-1617" svg:viewBox="0 0 4122 1619"><text:p/></draw:connector><draw:connector draw:style-name="gr5" draw:text-style-name="P34" draw:type="line" svg:x1="4.8807in" svg:y1="1.6154in" svg:x2="3.1646in" svg:y2="1.039in" draw:start-shape="id3" draw:start-glue-point="0" draw:end-shape="id2" draw:end-glue-point="2" svg:d="M12397 4103l-4359-1464" svg:viewBox="0 0 4360 1466"><text:p/></draw:connector><draw:custom-shape draw:style-name="gr6" draw:text-style-name="P33" xml:id="id4" draw:id="id4" svg:width="0.6362in" svg:height="0.4551in" svg:x="-0.1146in" svg:y="4.3717in"><text:p text:style-name="P32"><text:span text:style-name="T16">FIghter</text:span></text:p><draw:enhanced-geometry svg:viewBox="0 0 21600 21600" draw:type="rectangle" draw:enhanced-path="M 0 0 L 21600 0 21600 21600 0 21600 0 0 Z N"/></draw:custom-shape><draw:custom-shape draw:style-name="gr7" draw:text-style-name="P33" xml:id="id7" draw:id="id7" svg:width="0.6831in" svg:height="0.4551in" svg:x="0.552in" svg:y="4.3717in"><text:p text:style-name="P32"><text:span text:style-name="T16">Mage</text:span></text:p><draw:enhanced-geometry svg:viewBox="0 0 21600 21600" draw:type="rectangle" draw:enhanced-path="M 0 0 L 21600 0 21600 21600 0 21600 0 0 Z N"/></draw:custom-shape><draw:custom-shape draw:style-name="gr8" draw:text-style-name="P33" xml:id="id13" draw:id="id13" svg:width="1.0913in" svg:height="0.576in" svg:x="0.361in" svg:y="3.4035in"><text:p text:style-name="P32"><text:span text:style-name="T16">Unit</text:span></text:p><draw:enhanced-geometry svg:viewBox="0 0 21600 21600" draw:type="rectangle" draw:enhanced-path="M 0 0 L 21600 0 21600 21600 0 21600 0 0 Z N"/></draw:custom-shape><draw:custom-shape draw:style-name="gr9" draw:text-style-name="P33" svg:width="1.1524in" svg:height="0.637in" svg:x="1.6945in" svg:y="3.3728in"><text:p text:style-name="P32"><text:span text:style-name="T16">Entity</text:span></text:p><draw:enhanced-geometry svg:viewBox="0 0 21600 21600" draw:type="rectangle" draw:enhanced-path="M 0 0 L 21600 0 21600 21600 0 21600 0 0 Z N"/></draw:custom-shape><draw:custom-shape draw:style-name="gr10" draw:text-style-name="P33" xml:id="id10" draw:id="id10" svg:width="0.6913in" svg:height="0.4606in" svg:x="1.2646in" svg:y="4.3657in"><text:p text:style-name="P32"><text:span text:style-name="T16">God</text:span></text:p><draw:enhanced-geometry svg:viewBox="0 0 21600 21600" draw:type="rectangle" draw:enhanced-path="M 0 0 L 21600 0 21600 21600 0 21600 0 0 Z N"/></draw:custom-shape><draw:custom-shape draw:style-name="gr11" draw:text-style-name="P35" xml:id="id5" draw:id="id5" svg:width="0.2425in" svg:height="0.2732in" svg:x="-0.2744in" svg:y="5.1744in"><text:p text:style-name="P32"><text:span text:style-name="T17">ζ</text:span></text:p><draw:enhanced-geometry svg:viewBox="0 0 21600 21600" draw:type="rectangle" draw:enhanced-path="M 0 0 L 21600 0 21600 21600 0 21600 0 0 Z N"/></draw:custom-shape><draw:custom-shape draw:style-name="gr11" draw:text-style-name="P37" xml:id="id6" draw:id="id6" svg:width="0.2425in" svg:height="0.2732in" svg:x="0.0591in" svg:y="5.1744in"><text:p text:style-name="P36"><text:span text:style-name="T17">γ</text:span></text:p><draw:enhanced-geometry svg:viewBox="0 0 21600 21600" draw:type="rectangle" draw:enhanced-path="M 0 0 L 21600 0 21600 21600 0 21600 0 0 Z N"/></draw:custom-shape><draw:custom-shape draw:style-name="gr11" draw:text-style-name="P37" xml:id="id8" draw:id="id8" svg:width="0.2425in" svg:height="0.2732in" svg:x="0.6228in" svg:y="5.1146in"><text:p text:style-name="P36"><text:span text:style-name="T17">δ</text:span></text:p><draw:enhanced-geometry svg:viewBox="0 0 21600 21600" draw:type="rectangle" draw:enhanced-path="M 0 0 L 21600 0 21600 21600 0 21600 0 0 Z N"/></draw:custom-shape><draw:custom-shape draw:style-name="gr12" draw:text-style-name="P37" xml:id="id9" draw:id="id9" svg:width="0.2433in" svg:height="0.2732in" svg:x="0.9555in" svg:y="5.1146in"><text:p text:style-name="P36"><text:span text:style-name="T17">ε</text:span></text:p><draw:enhanced-geometry svg:viewBox="0 0 21600 21600" draw:type="rectangle" draw:enhanced-path="M 0 0 L 21600 0 21600 21600 0 21600 0 0 Z N"/></draw:custom-shape><draw:custom-shape draw:style-name="gr12" draw:text-style-name="P37" xml:id="id11" draw:id="id11" svg:width="0.2433in" svg:height="0.2732in" svg:x="1.6528in" svg:y="5.1362in"><text:p text:style-name="P36"><text:span text:style-name="T17">α</text:span></text:p><draw:enhanced-geometry svg:viewBox="0 0 21600 21600" draw:type="rectangle" draw:enhanced-path="M 0 0 L 21600 0 21600 21600 0 21600 0 0 Z N"/></draw:custom-shape><draw:custom-shape draw:style-name="gr11" draw:text-style-name="P37" xml:id="id12" draw:id="id12" svg:width="0.2425in" svg:height="0.2732in" svg:x="1.9866in" svg:y="5.1362in"><text:p text:style-name="P36"><text:span text:style-name="T17">β</text:span></text:p><draw:enhanced-geometry svg:viewBox="0 0 21600 21600" draw:type="rectangle" draw:enhanced-path="M 0 0 L 21600 0 21600 21600 0 21600 0 0 Z N"/></draw:custom-shape><draw:connector draw:style-name="gr13" draw:text-style-name="P34" draw:type="line" svg:x1="0.2035in" svg:y1="4.8264in" svg:x2="-0.1531in" svg:y2="5.1744in" draw:start-shape="id4" draw:start-glue-point="2" draw:end-shape="id5" draw:end-glue-point="0" svg:d="M517 12259l-907 884" svg:viewBox="0 0 908 885"><text:p/></draw:connector><draw:connector draw:style-name="gr13" draw:text-style-name="P34" draw:type="line" svg:x1="0.2035in" svg:y1="4.8264in" svg:x2="0.1799in" svg:y2="5.1744in" draw:start-shape="id4" draw:start-glue-point="2" draw:end-shape="id6" svg:d="M517 12259l-60 884" svg:viewBox="0 0 62 885"><text:p/></draw:connector><draw:connector draw:style-name="gr13" draw:text-style-name="P34" draw:type="line" svg:x1="0.8929in" svg:y1="4.8264in" svg:x2="0.7437in" svg:y2="5.1146in" draw:start-shape="id7" draw:start-glue-point="2" draw:end-shape="id8" draw:end-glue-point="0" svg:d="M2268 12259l-379 732" svg:viewBox="0 0 381 734"><text:p/></draw:connector><draw:connector draw:style-name="gr13" draw:text-style-name="P34" draw:type="line" svg:x1="0.8929in" svg:y1="4.8264in" svg:x2="1.0772in" svg:y2="5.1146in" draw:start-shape="id7" draw:start-glue-point="2" draw:end-shape="id9" svg:d="M2268 12259l468 732" svg:viewBox="0 0 469 734"><text:p/></draw:connector><draw:connector draw:style-name="gr13" draw:text-style-name="P34" draw:type="line" svg:x1="1.6094in" svg:y1="4.8264in" svg:x2="1.774in" svg:y2="5.1362in" draw:start-shape="id10" draw:start-glue-point="2" draw:end-shape="id11" draw:end-glue-point="0" svg:d="M4088 12259l418 787" svg:viewBox="0 0 420 788"><text:p/></draw:connector><draw:connector draw:style-name="gr13" draw:text-style-name="P34" draw:type="line" svg:x1="1.6094in" svg:y1="4.8264in" svg:x2="2.1071in" svg:y2="5.1362in" draw:start-shape="id10" draw:start-glue-point="2" draw:end-shape="id12" draw:end-glue-point="0" svg:d="M4088 12259l1264 787" svg:viewBox="0 0 1266 788"><text:p/></draw:connector><draw:connector draw:style-name="gr13" draw:text-style-name="P34" draw:type="line" svg:x1="0.9063in" svg:y1="3.9791in" svg:x2="0.2035in" svg:y2="4.3717in" draw:start-shape="id13" draw:start-glue-point="2" draw:end-shape="id4" draw:end-glue-point="0" svg:d="M2302 10107l-1785 997" svg:viewBox="0 0 1787 998"><text:p/></draw:connector><draw:connector draw:style-name="gr13" draw:text-style-name="P34" draw:type="line" svg:x1="0.9063in" svg:y1="3.9791in" svg:x2="0.8929in" svg:y2="4.3717in" draw:start-shape="id13" draw:start-glue-point="2" draw:end-shape="id7" svg:d="M2302 10107l-34 997" svg:viewBox="0 0 35 998"><text:p/></draw:connector><draw:connector draw:style-name="gr13" draw:text-style-name="P34" draw:type="line" svg:x1="0.9063in" svg:y1="3.9791in" svg:x2="1.6098in" svg:y2="4.3661in" draw:start-shape="id13" draw:start-glue-point="2" draw:end-shape="id10" draw:end-glue-point="0" svg:d="M2302 10107l1787 983" svg:viewBox="0 0 1789 984"><text:p/></draw:connector><draw:connector draw:style-name="gr13" draw:text-style-name="P34" draw:type="line" svg:x1="1.5425in" svg:y1="2.9484in" svg:x2="0.9063in" svg:y2="3.4035in" draw:start-shape="id1" draw:start-glue-point="2" draw:end-shape="id13" draw:end-glue-point="0" svg:d="M3918 7489l-1616 1156" svg:viewBox="0 0 1617 1157"><text:p/></draw:connector><draw:connector draw:style-name="gr5" draw:text-style-name="P34" draw:type="line" svg:x1="2.5122in" svg:y1="2.3118in" svg:x2="3.9106in" svg:y2="2.2819in" draw:start-shape="id1" draw:start-glue-point="1" draw:end-shape="id3" svg:d="M6381 5872l3552-76" svg:viewBox="0 0 3554 78"><text:p/></draw:connector><draw:custom-shape draw:style-name="gr14" draw:text-style-name="P33" svg:width="1.898in" svg:height="0.6823in" svg:x="3.9035in" svg:y="3.2126in"><text:p text:style-name="P32"><text:span text:style-name="T16">FieldInterface</text:span></text:p><draw:enhanced-geometry svg:viewBox="0 0 21600 21600" draw:type="rectangle" draw:enhanced-path="M 0 0 L 21600 0 21600 21600 0 21600 0 0 Z N"/></draw:custom-shape><draw:custom-shape draw:style-name="gr15" draw:text-style-name="P33" xml:id="id14" draw:id="id14" svg:width="1.1894in" svg:height="0.7157in" svg:x="4.974in" svg:y="0.4091in"><text:p text:style-name="P32"><text:span text:style-name="T16">UnitFactory</text:span></text:p><draw:enhanced-geometry svg:viewBox="0 0 21600 21600" draw:type="rectangle" draw:enhanced-path="M 0 0 L 21600 0 21600 21600 0 21600 0 0 Z N"/></draw:custom-shape><draw:connector draw:style-name="gr5" draw:text-style-name="P34" draw:type="line" svg:x1="4.974in" svg:y1="0.7665in" svg:x2="3.9976in" svg:y2="0.6602in" draw:start-shape="id14" draw:start-glue-point="3" draw:end-shape="id2" svg:d="M12634 1947l-2480-270" svg:viewBox="0 0 2482 272"><text:p/></draw:connector></draw:g><text:span text:style-name="Название_20_книги"><text:span text:style-name="T5"/></text:span></text:p>
      <text:p text:style-name="P16"><text:span text:style-name="Название_20_книги"><text:span text:style-name="T5"/></text:span></text:p>
      <text:p text:style-name="P15"><text:span text:style-name="Название_20_книги"><text:span text:style-name="T5">Приложение </text:span></text:span><text:span text:style-name="Название_20_книги"><text:span text:style-name="T6">Б</text:span></text:span><text:span text:style-name="Название_20_книги"><text:span text:style-name="T5">(</text:span></text:span><text:span text:style-name="Название_20_книги"><text:span text:style-name="T6">демонстрационные примеры</text:span></text:span><text:span text:style-name="Название_20_книги"><text:span text:style-name="T5">)</text:span></text:span></text:p>
      <text:p text:style-name="P25"><text:span text:style-name="Название_20_книги"><text:span text:style-name="T7">Set unit</text:span></text:span></text:p>
      <text:p text:style-name="P25"><text:span text:style-name="Название_20_книги"><text:span text:style-name="T8">Set uni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4"/>a <text:s/>f</text:span></text:span></text:p>
      <text:p text:style-name="P25"><text:span text:style-name="Название_20_книги"><text:span text:style-name="T8">e <text:s text:c="7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<text:s text:c="7"/>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Move uni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6"/>ah</text:span></text:span></text:p>
      <text:p text:style-name="P25"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7"/>f</text:span></text:span></text:p>
      <text:p text:style-name="P25"><text:span text:style-name="Название_20_книги"><text:span text:style-name="T8">e <text:s text:c="7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<text:s text:c="7"/>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rese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7"/>f</text:span></text:span></text:p>
      <text:p text:style-name="P25"><text:span text:style-name="Название_20_книги"><text:span text:style-name="T8">e <text:s text:c="7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<text:s text:c="7"/>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Set uni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oft-page-break/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4"/>a <text:s/>f</text:span></text:span></text:p>
      <text:p text:style-name="P25"><text:span text:style-name="Название_20_книги"><text:span text:style-name="T8">e <text:s text:c="7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<text:s text:c="7"/>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Set uni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4"/>a <text:s/>f</text:span></text:span></text:p>
      <text:p text:style-name="P25"><text:span text:style-name="Название_20_книги"><text:span text:style-name="T8">e <text:s text:c="7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b <text:s text:c="5"/>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Cut uni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4"/>b <text:s/>f</text:span></text:span></text:p>
      <text:p text:style-name="P25"><text:span text:style-name="Название_20_книги"><text:span text:style-name="T8">e <text:s text:c="7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<text:s text:c="7"/>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rese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7"/>f</text:span></text:span></text:p>
      <text:p text:style-name="P25"><text:span text:style-name="Название_20_книги"><text:span text:style-name="T8">e <text:s text:c="7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<text:s text:c="7"/>b</text:span></text:span></text:p>
      <text:p text:style-name="P25"><text:soft-page-break/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Set uni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4"/>a <text:s/>f</text:span></text:span></text:p>
      <text:p text:style-name="P25"><text:span text:style-name="Название_20_книги"><text:span text:style-name="T8">e <text:s text:c="7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<text:s text:c="7"/>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Set uni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4"/>a <text:s/>f</text:span></text:span></text:p>
      <text:p text:style-name="P25"><text:span text:style-name="Название_20_книги"><text:span text:style-name="T8">e <text:s text:c="7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b <text:s text:c="5"/>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Set uni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4"/>a <text:s/>f</text:span></text:span></text:p>
      <text:p text:style-name="P25"><text:span text:style-name="Название_20_книги"><text:span text:style-name="T8">e <text:s text:c="7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b <text:s text:c="3"/>c 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Set uni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pan text:style-name="Название_20_книги"><text:span text:style-name="T8">g <text:s text:c="7"/>g</text:span></text:span></text:p>
      <text:p text:style-name="P25"><text:soft-page-break/><text:span text:style-name="Название_20_книги"><text:span text:style-name="T8">f <text:s text:c="4"/>a <text:s/>f</text:span></text:span></text:p>
      <text:p text:style-name="P25"><text:span text:style-name="Название_20_книги"><text:span text:style-name="T8">e <text:s text:c="2"/>z <text:s text:c="3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b <text:s text:c="3"/>c 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Swap unit</text:span></text:span></text:p>
      <text:p text:style-name="P25"><text:span text:style-name="Название_20_книги"><text:span text:style-name="T8">#12345678#</text:span></text:span></text:p>
      <text:p text:style-name="P25"><text:span text:style-name="Название_20_книги"><text:span text:style-name="T8">h <text:s text:c="7"/>h</text:span></text:span></text:p>
      <text:p text:style-name="P25"><text:span text:style-name="Название_20_книги"><text:span text:style-name="T8">g <text:s text:c="7"/>g</text:span></text:span></text:p>
      <text:p text:style-name="P25"><text:span text:style-name="Название_20_книги"><text:span text:style-name="T8">f <text:s text:c="4"/>a <text:s/>f</text:span></text:span></text:p>
      <text:p text:style-name="P25"><text:span text:style-name="Название_20_книги"><text:span text:style-name="T8">e <text:s text:c="2"/>c <text:s text:c="3"/>e</text:span></text:span></text:p>
      <text:p text:style-name="P25"><text:span text:style-name="Название_20_книги"><text:span text:style-name="T8">d <text:s text:c="7"/>d</text:span></text:span></text:p>
      <text:p text:style-name="P25"><text:span text:style-name="Название_20_книги"><text:span text:style-name="T8">c <text:s text:c="7"/>c</text:span></text:span></text:p>
      <text:p text:style-name="P25"><text:span text:style-name="Название_20_книги"><text:span text:style-name="T8">b b <text:s text:c="3"/>z b</text:span></text:span></text:p>
      <text:p text:style-name="P25"><text:span text:style-name="Название_20_книги"><text:span text:style-name="T8">a <text:s text:c="7"/>a</text:span></text:span></text:p>
      <text:p text:style-name="P25"><text:span text:style-name="Название_20_книги"><text:span text:style-name="T8">#12345678#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43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8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3-24T18:37:42.747725969</dc:date>
    <meta:print-date>2015-07-17T12:06:00</meta:print-date>
    <meta:editing-cycles>45</meta:editing-cycles>
    <meta:editing-duration>PT6H26M59S</meta:editing-duration>
    <meta:generator>LibreOffice/6.0.7.3$Linux_X86_64 LibreOffice_project/00m0$Build-3</meta:generator>
    <meta:document-statistic meta:table-count="1" meta:image-count="0" meta:object-count="0" meta:page-count="8" meta:paragraph-count="175" meta:word-count="633" meta:character-count="4113" meta:non-whitespace-character-count="3025"/>
  </office:meta>
</office:document-meta>
</file>